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74cm" fo:min-width="1.53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246cm" fo:min-width="1.504cm" fo:padding-top="0.139cm" fo:padding-bottom="0.139cm" fo:padding-left="0.264cm" fo:padding-right="0.264cm"/>
    </style:style>
    <style:style style:name="gr3" style:family="graphic" style:parent-style-name="standard">
      <style:graphic-properties draw:textarea-horizontal-align="justify" draw:textarea-vertical-align="middle" draw:auto-grow-height="false" fo:min-height="0.782cm" fo:min-width="0.51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65cm" fo:min-width="5.298cm" fo:padding-top="0.139cm" fo:padding-bottom="0.139cm" fo:padding-left="0.264cm" fo:padding-right="0.264cm"/>
    </style:style>
    <style:style style:name="gr5" style:family="graphic" style:parent-style-name="standard">
      <style:graphic-properties svg:stroke-color="#007826" draw:fill="solid" draw:fill-color="#ccff66" draw:textarea-horizontal-align="justify" draw:textarea-vertical-align="middle" draw:auto-grow-height="false" fo:min-height="0.559cm" fo:min-width="0.758cm"/>
    </style:style>
    <style:style style:name="gr6" style:family="graphic" style:parent-style-name="standard">
      <style:graphic-properties draw:textarea-horizontal-align="justify" draw:textarea-vertical-align="middle" draw:auto-grow-height="false" fo:min-height="0.648cm" fo:min-width="0.578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4.167cm" fo:min-width="5.314cm" fo:padding-top="0.139cm" fo:padding-bottom="0.139cm" fo:padding-left="0.264cm" fo:padding-right="0.264cm"/>
    </style:style>
    <style:style style:name="gr8" style:family="graphic" style:parent-style-name="standard">
      <style:graphic-properties draw:fill-color="#dddddd" draw:textarea-vertical-align="middle" draw:auto-grow-height="false" fo:min-height="0.791cm" fo:min-width="0cm" fo:wrap-option="wrap"/>
    </style:style>
    <style:style style:name="gr9" style:family="graphic" style:parent-style-name="standard">
      <style:graphic-properties svg:stroke-width="0.028cm" svg:stroke-color="#000000" draw:marker-start-width="0.242cm" draw:marker-end-width="0.242cm" draw:fill-color="#dddddd" draw:textarea-horizontal-align="justify" draw:textarea-vertical-align="top" draw:auto-grow-height="false" fo:min-height="1.458cm" fo:min-width="0.187cm" fo:padding-top="0.139cm" fo:padding-bottom="0.139cm" fo:padding-left="0.264cm" fo:padding-right="0.264cm"/>
    </style:style>
    <style:style style:name="gr10" style:family="graphic" style:parent-style-name="standard">
      <style:graphic-properties draw:fill-color="#dddddd" draw:textarea-vertical-align="middle" draw:auto-grow-height="false" fo:min-height="0.465cm" fo:min-width="0cm" fo:wrap-option="wrap"/>
    </style:style>
    <style:style style:name="gr11" style:family="graphic" style:parent-style-name="standard">
      <style:graphic-properties draw:fill-color="#dddddd" draw:textarea-vertical-align="middle" draw:auto-grow-height="false" fo:min-height="0.669cm" fo:min-width="0cm" fo:wrap-option="wrap"/>
    </style:style>
    <style:style style:name="gr12" style:family="graphic" style:parent-style-name="standard">
      <style:graphic-properties draw:fill-color="#ff6666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ff6666" draw:textarea-horizontal-align="justify" draw:textarea-vertical-align="middle" draw:auto-grow-height="false" fo:min-height="0.559cm" fo:min-width="0.938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-color="#eeeeee" draw:textarea-horizontal-align="justify" draw:textarea-vertical-align="middle" draw:auto-grow-height="false" fo:min-height="0.203cm" fo:min-width="0cm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68cm" fo:min-width="0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svg:stroke-width="0.028cm" svg:stroke-color="#ffffff" draw:marker-start-width="0.242cm" draw:marker-end-width="0.242cm" draw:textarea-vertical-align="middle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195cm" fo:min-width="0.612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bottom" draw:auto-grow-height="false" fo:min-height="2.343cm" fo:min-width="1.477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865cm" fo:min-width="1.25cm" fo:padding-top="0.139cm" fo:padding-bottom="0.139cm" fo:padding-left="0.264cm" fo:padding-right="0.264cm"/>
    </style:style>
    <style:style style:name="gr21" style:family="graphic" style:parent-style-name="standard">
      <style:graphic-properties svg:stroke-color="#007826" draw:fill="solid" draw:fill-color="#ccff66" draw:textarea-horizontal-align="justify" draw:textarea-vertical-align="middle" draw:auto-grow-height="false" fo:min-height="0.559cm" fo:min-width="0.398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357cm" fo:min-width="0.234cm" fo:padding-top="0.139cm" fo:padding-bottom="0.139cm" fo:padding-left="0.264cm" fo:padding-right="0.26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solid" draw:fill-color="#ccff66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6666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032cm" svg:height="1.524cm" svg:x="5.131cm" svg:y="15.243cm">
          <draw:glue-point draw:id="4" svg:x="-3.454cm" svg:y="-5.091cm"/>
          <draw:glue-point draw:id="5" svg:x="4.045cm" svg:y="-5.091cm"/>
          <text:p text:style-name="P1"><text:span text:style-name="T1">Lead Acid</text:span></text:p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032cm" svg:height="1.524cm" svg:x="7.544cm" svg:y="15.243cm">
          <draw:glue-point draw:id="4" svg:x="-3.454cm" svg:y="-5.091cm"/>
          <draw:glue-point draw:id="5" svg:x="4.045cm" svg:y="-5.091cm"/>
          <text:p text:style-name="P1"><text:span text:style-name="T1">Lead </text:span><text:span text:style-name="T1">Acid</text:span></text:p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2.032cm" svg:height="1.524cm" svg:x="10.271cm" svg:y="9.763cm">
          <draw:glue-point draw:id="4" svg:x="-2.5cm" svg:y="-5cm"/>
          <draw:glue-point draw:id="5" svg:x="2.5cm" svg:y="-5cm"/>
          <text:p text:style-name="P1"><text:span text:style-name="T1">Motor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1.016cm" svg:height="1.651cm" svg:x="4.556cm" svg:y="12.303cm">
          <text:p text:style-name="P1"><text:span text:style-name="T1">Left</text:span></text:p>
          <text:p text:style-name="P1"><text:span text:style-name="T1">Moto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9" draw:id="id9" draw:layer="layout" svg:width="1.016cm" svg:height="1.651cm" svg:x="5.953cm" svg:y="12.303cm">
          <text:p text:style-name="P1"><text:span text:style-name="T1">Right</text:span></text:p>
          <text:p text:style-name="P1"><text:span text:style-name="T1">Moto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5" draw:id="id15" draw:layer="layout" svg:width="5.826cm" svg:height="1.143cm" svg:x="13.843cm" svg:y="8.517cm">
          <draw:glue-point draw:id="4" svg:x="-3.937cm" svg:y="-5.126cm"/>
          <draw:glue-point draw:id="5" svg:x="-2.629cm" svg:y="-5.126cm"/>
          <draw:glue-point draw:id="6" svg:x="-1.103cm" svg:y="-5.126cm"/>
          <draw:glue-point draw:id="7" svg:x="1.294cm" svg:y="-5.126cm"/>
          <draw:glue-point draw:id="8" svg:x="2.602cm" svg:y="-5.126cm"/>
          <draw:glue-point draw:id="9" svg:x="4.128cm" svg:y="-5.126cm"/>
          <text:p text:style-name="P1"><text:span text:style-name="T1">Powered</text:span></text:p>
          <text:p text:style-name="P1"><text:span text:style-name="T1">USB Hub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0" draw:id="id20" draw:layer="layout" svg:width="1.778cm" svg:height="1.143cm" svg:x="18.231cm" svg:y="5.442cm">
          <text:p text:style-name="P1"><text:span text:style-name="T1">GP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7" draw:id="id17" draw:layer="layout" svg:width="1.778cm" svg:height="1.143cm" svg:x="7.784cm" svg:y="5.442cm">
          <text:p text:style-name="P1"><text:span text:style-name="T1">Camera</text:span></text:p>
          <text:p text:style-name="P1"><text:span text:style-name="T1">(o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6" draw:id="id16" draw:layer="layout" svg:width="1.524cm" svg:height="1.27cm" svg:x="4.429cm" svg:y="5.315cm">
          <text:p text:style-name="P1"><text:span text:style-name="T1">Speaker</text:span></text:p>
          <text:p text:style-name="P1"><text:span text:style-name="T1">(opt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2.032cm" svg:height="1.524cm" svg:x="10.271cm" svg:y="11.541cm">
          <text:p text:style-name="P1"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5.842cm" svg:height="4.445cm" svg:x="13.843cm" svg:y="9.914cm">
          <text:p text:style-name="P1"><text:span text:style-name="T1">Nvidia</text:span></text:p>
          <text:p text:style-name="P1"><text:span text:style-name="T1">Jetson</text:span></text:p>
          <draw:enhanced-geometry svg:viewBox="0 0 21600 21600" draw:type="rectangle" draw:enhanced-path="M 0 0 L 21600 0 21600 21600 0 21600 0 0 Z N"/>
        </draw:custom-shape>
        <draw:g xml:id="id21" draw:id="id21">
          <draw:custom-shape draw:style-name="gr8" draw:text-style-name="P5" draw:layer="layout" svg:width="0.204cm" svg:height="1.041cm" draw:transform="rotate (-1.5707963267949) translate (23.122cm 4.449cm)">
            <text:p/>
            <draw:enhanced-geometry svg:viewBox="0 0 21600 21600" draw:mirror-horizontal="true" draw:glue-points="21600 0 0 10800 21600 21600 ?f0 10800" draw:text-areas="?f1 ?f10 21600 ?f11" draw:type="moon" draw:modifiers="9995.29411764706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9" draw:text-style-name="P6" draw:layer="layout" svg:width="0.715cm" svg:height="1.736cm" draw:transform="rotate (-3.14159265358979) translate (22.96cm 6.585cm)">
            <text:p text:style-name="P1"><text:span text:style-name="T2">WiFi</text:span></text:p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" draw:text-style-name="P5" draw:layer="layout" svg:width="0.204cm" svg:height="0.715cm" draw:transform="rotate (-1.5707963267949) translate (22.959cm 3.624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11" draw:text-style-name="P5" draw:layer="layout" svg:width="0.205cm" svg:height="0.919cm" draw:transform="rotate (-1.5707963267949) translate (23.061cm 4.036cm)">
            <text:p/>
            <draw:enhanced-geometry svg:viewBox="0 0 21600 21600" draw:mirror-horizontal="true" draw:glue-points="21600 0 0 10800 21600 21600 ?f0 10800" draw:text-areas="?f1 ?f10 21600 ?f11" draw:type="moon" draw:modifiers="10800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</draw:g>
        <draw:custom-shape draw:style-name="gr12" draw:text-style-name="P7" xml:id="id6" draw:id="id6" draw:layer="layout" svg:width="2.032cm" svg:height="1.016cm" svg:x="10.906cm" svg:y="16.24cm">
          <text:p text:style-name="P1"><text:span text:style-name="T1">E</text:span><text:span text:style-name="T1">s</text:span><text:span text:style-name="T1">t</text:span><text:span text:style-name="T1">o</text:span><text:span text:style-name="T1">p</text:span></text:p>
          <text:p text:style-name="P1"><text:span text:style-name="T1">B</text:span><text:span text:style-name="T1">u</text:span><text:span text:style-name="T1">tt</text:span><text:span text:style-name="T1">o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xml:id="id5" draw:id="id5" draw:layer="layout" svg:width="2.032cm" svg:height="1.143cm" svg:x="10.906cm" svg:y="14.97cm">
          <text:p text:style-name="P1"><text:span text:style-name="T1">Remote</text:span></text:p>
          <text:p text:style-name="P1"><text:span text:style-name="T1">Kill Swit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xml:id="id4" draw:id="id4" draw:layer="layout" svg:width="0.635cm" svg:height="0.635cm" svg:x="9.053cm" svg:y="13.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5" draw:text-style-name="P9" xml:id="id1" draw:id="id1" draw:layer="layout" svg:width="0.381cm" svg:height="0.635cm" svg:x="4.175cm" svg:y="17.129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16" draw:text-style-name="P1" draw:layer="layout" svg:x1="4.366cm" svg:y1="17.129cm" svg:x2="5.446cm" svg:y2="15.243cm" draw:start-shape="id1" draw:start-glue-point="4" draw:end-shape="id2" draw:end-glue-point="4" svg:d="M4366 17129v-2400h1080v514" svg:viewBox="0 0 1081 2401">
          <text:p/>
        </draw:connector>
        <draw:connector draw:style-name="gr16" draw:text-style-name="P1" draw:layer="layout" svg:x1="6.968cm" svg:y1="15.243cm" svg:x2="7.859cm" svg:y2="15.243cm" draw:start-shape="id2" draw:start-glue-point="5" draw:end-shape="id3" draw:end-glue-point="4" svg:d="M6968 15243v-514h891v514" svg:viewBox="0 0 892 515">
          <text:p/>
        </draw:connector>
        <draw:connector draw:style-name="gr16" draw:text-style-name="P1" draw:layer="layout" svg:x1="9.381cm" svg:y1="15.243cm" svg:x2="9.371cm" svg:y2="14.335cm" draw:start-shape="id3" draw:start-glue-point="5" draw:end-shape="id4" draw:end-glue-point="8" svg:d="M9381 15243v-454h-10v-454" svg:viewBox="0 0 11 909">
          <text:p/>
        </draw:connector>
        <draw:connector draw:style-name="gr16" draw:text-style-name="P1" draw:layer="layout" draw:line-skew="0.221cm" svg:x1="10.906cm" svg:y1="15.542cm" svg:x2="9.688cm" svg:y2="14.018cm" draw:start-shape="id5" draw:start-glue-point="6" draw:end-shape="id4" draw:end-glue-point="10" svg:d="M10906 15542h-381v-1524h-837" svg:viewBox="0 0 1219 1525">
          <text:p/>
        </draw:connector>
        <draw:connector draw:style-name="gr16" draw:text-style-name="P1" draw:layer="layout" draw:line-skew="-0.16cm" svg:x1="10.906cm" svg:y1="16.748cm" svg:x2="9.688cm" svg:y2="14.018cm" draw:start-shape="id6" draw:start-glue-point="6" draw:end-shape="id4" draw:end-glue-point="10" svg:d="M10906 16748h-762v-2730h-456" svg:viewBox="0 0 1219 2731">
          <text:p/>
        </draw:connector>
        <draw:connector draw:style-name="gr16" draw:text-style-name="P1" draw:layer="layout" svg:x1="9.371cm" svg:y1="13.7cm" svg:x2="10.271cm" svg:y2="12.303cm" draw:start-shape="id4" draw:start-glue-point="4" draw:end-shape="id7" draw:end-glue-point="3" svg:d="M9371 13700v-1397h900" svg:viewBox="0 0 901 1398">
          <text:p/>
        </draw:connector>
        <draw:connector draw:style-name="gr16" draw:text-style-name="P1" draw:layer="layout" svg:x1="9.371cm" svg:y1="13.7cm" svg:x2="10.271cm" svg:y2="10.525cm" draw:start-shape="id4" draw:start-glue-point="4" draw:end-shape="id8" draw:end-glue-point="3" svg:d="M9371 13700v-3175h900" svg:viewBox="0 0 901 3176">
          <text:p/>
        </draw:connector>
        <draw:connector draw:style-name="gr17" draw:text-style-name="P1" draw:layer="layout" svg:x1="10.779cm" svg:y1="9.763cm" svg:x2="6.461cm" svg:y2="12.303cm" draw:start-shape="id8" draw:start-glue-point="4" draw:end-shape="id9" draw:end-glue-point="5" svg:d="M10779 9763v-514h-4318v3054" svg:viewBox="0 0 4319 3055">
          <text:p/>
        </draw:connector>
        <draw:connector draw:style-name="gr16" draw:text-style-name="P1" draw:layer="layout" svg:x1="11.795cm" svg:y1="9.763cm" svg:x2="5.064cm" svg:y2="12.303cm" draw:start-shape="id8" draw:start-glue-point="5" draw:end-shape="id10" draw:end-glue-point="5" svg:d="M11795 9763v-514h-6731v3054" svg:viewBox="0 0 6732 3055">
          <text:p/>
        </draw:connector>
        <draw:connector draw:style-name="gr16" draw:text-style-name="P1" draw:layer="layout" draw:line-skew="0.26cm" svg:x1="10.779cm" svg:y1="9.763cm" svg:x2="6.461cm" svg:y2="12.303cm" draw:start-shape="id8" draw:start-glue-point="4" draw:end-shape="id9" draw:end-glue-point="5" svg:d="M10779 9763v-254h-4318v2794" svg:viewBox="0 0 4319 2795">
          <text:p/>
        </draw:connector>
        <draw:custom-shape draw:style-name="gr18" draw:text-style-name="P2" draw:layer="layout" svg:width="1.27cm" svg:height="0.889cm" svg:x="12.43cm" svg:y="11.795cm">
          <text:p text:style-name="P1"><text:span text:style-name="T1">5VDC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9" draw:id="id19">
          <draw:custom-shape draw:style-name="gr5" draw:text-style-name="P4" draw:layer="layout" svg:width="1.778cm" svg:height="1.143cm" svg:x="15.436cm" svg:y="4.091cm">
            <text:p text:style-name="P1"><text:span text:style-name="T1">IM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2" draw:layer="layout" svg:width="2.005cm" svg:height="2.621cm" svg:x="15.336cm" svg:y="3.964cm">
            <draw:glue-point draw:id="4" svg:x="-2.5cm" svg:y="-5cm"/>
            <draw:glue-point draw:id="5" svg:x="2.5cm" svg:y="-5cm"/>
            <text:p text:style-name="P1"><text:span text:style-name="T1">Naze32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2" xml:id="id11" draw:id="id11" draw:layer="layout" svg:width="1.778cm" svg:height="1.143cm" svg:x="13.827cm" svg:y="9.944cm">
          <draw:glue-point draw:id="4" svg:x="-2.5cm" svg:y="-5cm"/>
          <draw:glue-point draw:id="5" svg:x="2.5cm" svg:y="-5cm"/>
          <text:p text:style-name="P1"><text:span text:style-name="T1">Serial</text:span></text:p>
          <text:p text:style-name="P1"><text:span text:style-name="T1">RS232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2" draw:id="id22" draw:layer="layout" svg:width="1.778cm" svg:height="1.143cm" svg:x="17.891cm" svg:y="13.192cm">
          <draw:glue-point draw:id="4" svg:x="-2.5cm" svg:y="-5cm"/>
          <draw:glue-point draw:id="5" svg:x="2.5cm" svg:y="-5cm"/>
          <text:p text:style-name="P1"><text:span text:style-name="T1">1000</text:span></text:p>
          <text:p text:style-name="P1"><text:span text:style-name="T1">Ethernet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13.827cm" svg:y1="10.515cm" svg:x2="12.303cm" svg:y2="10.525cm" draw:start-shape="id11" draw:start-glue-point="3" draw:end-shape="id8" draw:end-glue-point="1" svg:d="M13827 10515h-762v10h-762" svg:viewBox="0 0 1525 11">
          <text:p/>
        </draw:connector>
        <draw:custom-shape draw:style-name="gr20" draw:text-style-name="P2" xml:id="id24" draw:id="id24" draw:layer="layout" svg:width="1.778cm" svg:height="1.143cm" svg:x="15.864cm" svg:y="9.89cm">
          <draw:glue-point draw:id="4" svg:x="-2.5cm" svg:y="-5cm"/>
          <draw:glue-point draw:id="5" svg:x="2.5cm" svg:y="-5cm"/>
          <text:p text:style-name="P1"><text:span text:style-name="T1">USB 3.0</text:span></text:p>
          <draw:enhanced-geometry svg:viewBox="0 0 21600 21600" draw:type="rectangle" draw:enhanced-path="M 0 0 L 21600 0 21600 21600 0 21600 0 0 Z N"/>
        </draw:custom-shape>
        <draw:g xml:id="id18" draw:id="id18">
          <draw:custom-shape draw:style-name="gr20" draw:text-style-name="P2" xml:id="id12" draw:id="id12" draw:layer="layout" svg:width="1.778cm" svg:height="1.143cm" svg:x="11.266cm" svg:y="5.442cm">
            <draw:glue-point draw:id="4" svg:x="-2.5cm" svg:y="-5cm"/>
            <draw:glue-point draw:id="5" svg:x="2.5cm" svg:y="-5cm"/>
            <text:p text:style-name="P1"><text:span text:style-name="T1">USS</text:span></text:p>
            <text:p text:style-name="P1"><text:span text:style-name="T1">Arduino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4" xml:id="id14" draw:id="id14" draw:layer="layout" svg:width="1.27cm" svg:height="1.143cm" svg:x="12.663cm" svg:y="3.41cm">
            <text:p text:style-name="P1"><text:span text:style-name="T1">US</text:span><text:span text:style-name="T1">S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4" xml:id="id13" draw:id="id13" draw:layer="layout" svg:width="1.27cm" svg:height="1.143cm" svg:x="10.377cm" svg:y="3.41cm">
            <text:p text:style-name="P1"><text:span text:style-name="T1">USS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2" draw:text-style-name="P10" draw:layer="layout" svg:x1="11.711cm" svg:y1="5.442cm" svg:x2="11.012cm" svg:y2="4.553cm" draw:start-shape="id12" draw:start-glue-point="4" draw:end-shape="id13" draw:end-glue-point="8" svg:d="M11711 5442v-451h-699v-438" svg:viewBox="0 0 700 890">
            <text:p/>
          </draw:connector>
          <draw:connector draw:style-name="gr22" draw:text-style-name="P10" draw:layer="layout" svg:x1="12.599cm" svg:y1="5.442cm" svg:x2="13.298cm" svg:y2="4.553cm" draw:start-shape="id12" draw:start-glue-point="5" draw:end-shape="id14" draw:end-glue-point="8" svg:d="M12599 5442v-451h699v-438" svg:viewBox="0 0 700 890">
            <text:p/>
          </draw:connector>
        </draw:g>
        <draw:connector draw:style-name="gr16" draw:text-style-name="P1" draw:layer="layout" draw:line-skew="0.567cm" svg:x1="14.463cm" svg:y1="8.517cm" svg:x2="5.191cm" svg:y2="6.585cm" draw:start-shape="id15" draw:start-glue-point="4" draw:end-shape="id16" draw:end-glue-point="8" svg:d="M14463 8517v-405h-9272v-1527" svg:viewBox="0 0 9273 1933">
          <text:p/>
        </draw:connector>
        <draw:connector draw:style-name="gr16" draw:text-style-name="P1" draw:layer="layout" draw:line-skew="0.314cm" svg:x1="15.225cm" svg:y1="8.517cm" svg:x2="8.673cm" svg:y2="6.585cm" draw:start-shape="id15" draw:start-glue-point="5" draw:end-shape="id17" draw:end-glue-point="8" svg:d="M15225 8517v-659h-6552v-1273" svg:viewBox="0 0 6553 1933">
          <text:p/>
        </draw:connector>
        <draw:connector draw:style-name="gr16" draw:text-style-name="P1" draw:layer="layout" svg:x1="16.114cm" svg:y1="8.517cm" svg:x2="12.155cm" svg:y2="6.585cm" draw:start-shape="id15" draw:start-glue-point="6" draw:end-shape="id18" draw:end-glue-point="2" svg:d="M16114 8517v-967h-3959v-965" svg:viewBox="0 0 3960 1933">
          <text:p/>
        </draw:connector>
        <draw:connector draw:style-name="gr16" draw:text-style-name="P1" draw:layer="layout" svg:x1="17.509cm" svg:y1="8.517cm" svg:x2="16.338cm" svg:y2="6.585cm" draw:start-shape="id15" draw:start-glue-point="7" draw:end-shape="id19" draw:end-glue-point="2" svg:d="M17509 8517v-967h-1171v-965" svg:viewBox="0 0 1172 1933">
          <text:p/>
        </draw:connector>
        <draw:connector draw:style-name="gr16" draw:text-style-name="P1" draw:layer="layout" svg:x1="18.271cm" svg:y1="8.517cm" svg:x2="19.12cm" svg:y2="6.585cm" draw:start-shape="id15" draw:start-glue-point="8" draw:end-shape="id20" draw:end-glue-point="8" svg:d="M18271 8517v-973h849v-959" svg:viewBox="0 0 850 1933">
          <text:p/>
        </draw:connector>
        <draw:connector draw:style-name="gr16" draw:text-style-name="P1" draw:layer="layout" draw:line-skew="0.433cm" svg:x1="19.16cm" svg:y1="8.517cm" svg:x2="22.602cm" svg:y2="6.585cm" draw:start-shape="id15" draw:start-glue-point="9" draw:end-shape="id21" draw:end-glue-point="2" svg:d="M19160 8517v-532h3442v-1400" svg:viewBox="0 0 3443 1933">
          <text:p/>
        </draw:connector>
        <draw:connector draw:style-name="gr16" draw:text-style-name="P1" draw:layer="layout" svg:x1="18.78cm" svg:y1="14.335cm" svg:x2="18.78cm" svg:y2="16.113cm" draw:start-shape="id22" draw:start-glue-point="2" draw:end-shape="id23" draw:end-glue-point="0" svg:d="M18780 14335v1778" svg:viewBox="0 0 1 1779">
          <text:p/>
        </draw:connector>
        <draw:custom-shape draw:style-name="gr23" draw:text-style-name="P2" xml:id="id23" draw:id="id23" draw:layer="layout" svg:width="0.762cm" svg:height="0.635cm" svg:x="18.399cm" svg:y="16.113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16.753cm" svg:y1="9.89cm" svg:x2="16.756cm" svg:y2="9.66cm" draw:start-shape="id24" draw:start-glue-point="0" draw:end-shape="id15" draw:end-glue-point="2" svg:d="M16753 9890v-116h3v-114" svg:viewBox="0 0 4 231">
          <text:p/>
        </draw:connector>
        <draw:frame draw:style-name="gr24" draw:text-style-name="P11" draw:layer="layout" svg:width="2.53cm" svg:height="0.645cm" svg:x="18.663cm" svg:y="14.96cm">
          <draw:text-box>
            <text:p><text:span text:style-name="T1">Devel/Debu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09:16:24.180968660</meta:creation-date>
    <dc:date>2016-09-13T10:32:04.402139751</dc:date>
    <meta:editing-duration>PT13M24S</meta:editing-duration>
    <meta:editing-cycles>3</meta:editing-cycles>
    <meta:generator>LibreOffice/5.1.4.2$Linux_X86_64 LibreOffice_project/10m0$Build-2</meta:generator>
    <meta:document-statistic meta:object-count="54"/>
  </office:meta>
</office:document-meta>
</file>